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f07" officeooo:paragraph-rsid="0005af07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 fo:background-color="#d4d4d4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text-line-through-style="solid" style:text-line-through-type="single" style:font-name="Monospace" fo:font-size="10pt" style:font-size-asian="10pt"/>
    </style:style>
    <style:style style:name="T7" style:family="text">
      <style:text-properties fo:color="#646464" style:font-name="Monospace" fo:font-size="10pt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6a3e3e" style:font-name="Monospace" fo:font-size="10pt" style:font-size-asian="10pt" fo:background-color="#f0d8a8"/>
    </style:style>
    <style:style style:name="T11" style:family="text">
      <style:text-properties fo:color="#6a3e3e" style:font-name="Monospace" fo:font-size="10pt" style:font-size-asian="10pt" fo:background-color="#d4d4d4"/>
    </style:style>
    <style:style style:name="T12" style:family="text">
      <style:text-properties fo:color="#6a3e3e" style:font-name="Monospace" fo:font-size="10pt" officeooo:rsid="0005af07" style:font-size-asian="10pt"/>
    </style:style>
    <style:style style:name="T13" style:family="text">
      <style:text-properties fo:color="#0000c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driver</text:p>
      <text:p text:style-name="P1"><text:span text:style-name="T1">import</text:span><text:span text:style-name="T2"> org.apache.hadoop.fs.Path; </text:span></text:p>
      <text:p text:style-name="P2"><text:span text:style-name="T1">import</text:span><text:span text:style-name="T2"> org.apache.hadoop.conf.*;</text:span></text:p>
      <text:p text:style-name="P2"><text:span text:style-name="T1">import</text:span><text:span text:style-name="T2"> org.apache.hadoop.mapreduce.Job;</text:span></text:p>
      <text:p text:style-name="P2"><text:span text:style-name="T1">import</text:span><text:span text:style-name="T2"> org.apache.hadoop.mapreduce.lib.input.FileInputFormat; </text:span></text:p>
      <text:p text:style-name="P2"><text:span text:style-name="T1">import</text:span><text:span text:style-name="T2"> org.apache.hadoop.mapreduce.lib.input.TextInputFormat; </text:span></text:p>
      <text:p text:style-name="P2"><text:span text:style-name="T1">import</text:span><text:span text:style-name="T2"> org.apache.hadoop.mapreduce.lib.output.FileOutputFormat; </text:span></text:p>
      <text:p text:style-name="P2"><text:span text:style-name="T1">import</text:span><text:span text:style-name="T2"> org.apache.hadoop.mapreduce.lib.output.TextOutputFormat;</text:span></text:p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Text;</text:span></text:p>
      <text:p text:style-name="P3"/>
      <text:p text:style-name="P2"><text:span text:style-name="T1">public</text:span><text:span text:style-name="T2"> </text:span><text:span text:style-name="T1">class</text:span><text:span text:style-name="T2"> maina {</text:span></text:p>
      <text:p text:style-name="P2"><text:span text:style-name="T2"><text:tab/></text:span><text:span text:style-name="T7">@SuppressWarnings</text:span><text:span text:style-name="T2">(</text:span><text:span text:style-name="T8">"deprecation"</text:span><text:span text:style-name="T2">)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9">args</text:span><text:span text:style-name="T2">) </text:span><text:span text:style-name="T1">throws</text:span><text:span text:style-name="T2"> Exception {</text:span></text:p>
      <text:p text:style-name="P2"><text:span text:style-name="T2"><text:tab/><text:tab/>Configuration </text:span><text:span text:style-name="T9">config</text:span><text:span text:style-name="T2"> = </text:span><text:span text:style-name="T1">new</text:span><text:span text:style-name="T2"> Configuration();</text:span></text:p>
      <text:p text:style-name="P2"><text:span text:style-name="T2"><text:tab/><text:tab/>Job </text:span><text:span text:style-name="T9">job</text:span><text:span text:style-name="T2"> = </text:span><text:span text:style-name="T1">new</text:span><text:span text:style-name="T2"> </text:span><text:span text:style-name="T6">Job</text:span><text:span text:style-name="T2">(</text:span><text:span text:style-name="T9">config</text:span><text:span text:style-name="T2">, </text:span><text:span text:style-name="T8">"withoutpartitioner"</text:span><text:span text:style-name="T2">);</text:span></text:p>
      <text:p text:style-name="P2"><text:span text:style-name="T2"><text:tab/><text:tab/></text:span><text:span text:style-name="T9">job</text:span><text:span text:style-name="T2">.</text:span><text:span text:style-name="T3">setJarByClass</text:span><text:span text:style-name="T2">(maina.</text:span><text:span text:style-name="T1">class</text:span><text:span text:style-name="T2">);</text:span></text:p>
      <text:p text:style-name="P2"><text:span text:style-name="T2"><text:tab/><text:tab/></text:span></text:p>
      <text:p text:style-name="P3"/>
      <text:p text:style-name="P2"><text:span text:style-name="T2"><text:tab/><text:tab/></text:span><text:span text:style-name="T9">job</text:span><text:span text:style-name="T2">.setMapOutputKeyClass(Text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MapOutputValueClass(IntWritable.</text:span><text:span text:style-name="T1">class</text:span><text:span text:style-name="T2">);</text:span></text:p>
      <text:p text:style-name="P3"/>
      <text:p text:style-name="P2"><text:span text:style-name="T2"><text:tab/><text:tab/></text:span><text:span text:style-name="T9">job</text:span><text:span text:style-name="T2">.setOutputKeyClass(Text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OutputValueClass(IntWritable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MapperClass(mapa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CombinerClass(reducea.</text:span><text:span text:style-name="T1">class</text:span><text:span text:style-name="T2">); </text:span></text:p>
      <text:p text:style-name="P2"><text:span text:style-name="T2"><text:tab/><text:tab/></text:span><text:span text:style-name="T9">job</text:span><text:span text:style-name="T2">.setReducerClass(reducea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InputFormatClass(TextInputFormat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OutputFormatClass(TextOutputFormat.</text:span><text:span text:style-name="T1">class</text:span><text:span text:style-name="T2">);</text:span></text:p>
      <text:p text:style-name="P3"/>
      <text:p text:style-name="P2"><text:span text:style-name="T2"><text:tab/><text:tab/>FileInputFormat.</text:span><text:span text:style-name="T4">addInputPath</text:span><text:span text:style-name="T2">(</text:span><text:span text:style-name="T9">job</text:span><text:span text:style-name="T2">, </text:span><text:span text:style-name="T1">new</text:span><text:span text:style-name="T2"> Path(</text:span><text:span text:style-name="T9">args</text:span><text:span text:style-name="T2">[0])); </text:span></text:p>
      <text:p text:style-name="P2"><text:span text:style-name="T2"><text:tab/><text:tab/>FileOutputFormat.</text:span><text:span text:style-name="T4">setOutputPath</text:span><text:span text:style-name="T2">(</text:span><text:span text:style-name="T9">job</text:span><text:span text:style-name="T2">,</text:span><text:span text:style-name="T1">new</text:span><text:span text:style-name="T2"> Path(</text:span><text:span text:style-name="T9">args</text:span><text:span text:style-name="T2">[1]));</text:span></text:p>
      <text:p text:style-name="P2"><text:span text:style-name="T2"><text:tab/><text:tab/></text:span></text:p>
      <text:p text:style-name="P2"><text:span text:style-name="T2"><text:tab/><text:tab/></text:span></text:p>
      <text:p text:style-name="P2"><text:span text:style-name="T2"><text:tab/><text:tab/></text:span><text:span text:style-name="T9">job</text:span><text:span text:style-name="T2">.waitForCompletion(</text:span><text:span text:style-name="T1">true</text:span><text:span text:style-name="T2">);</text:span></text:p>
      <text:p text:style-name="P2"><text:span text:style-name="T2"><text:tab/><text:tab/></text:span></text:p>
      <text:p text:style-name="P2"><text:span text:style-name="T2"><text:tab/><text:tab/></text:span></text:p>
      <text:p text:style-name="P2"><text:span text:style-name="T2"><text:tab/><text:tab/></text:span></text:p>
      <text:p text:style-name="P2"><text:span text:style-name="T2"><text:tab/><text:tab/></text:span></text:p>
      <text:p text:style-name="P2"><text:span text:style-name="T2"><text:tab/>}</text:span></text:p>
      <text:p text:style-name="P1"><text:span text:style-name="T2">}</text:span></text:p>
      <text:p text:style-name="P1"><text:span text:style-name="T2"/></text:p>
      <text:p text:style-name="P1"><text:span text:style-name="T2">//mapper</text:span></text:p>
      <text:p text:style-name="P1"><text:span text:style-name="T1">import</text:span><text:span text:style-name="T2"> java.io.IOException;</text:span></text:p>
      <text:p text:style-name="P3"/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LongWritable;</text:span></text:p>
      <text:p text:style-name="P2"><text:span text:style-name="T1">import</text:span><text:span text:style-name="T2"> org.apache.hadoop.io.Text;</text:span></text:p>
      <text:p text:style-name="P2"><text:span text:style-name="T1">import</text:span><text:span text:style-name="T2"> </text:span><text:span text:style-name="T5">org.apache.hadoop.mapred.TestJobCounters.NewSummer</text:span><text:span text:style-name="T2">;</text:span></text:p>
      <text:p text:style-name="P2"><text:span text:style-name="T1">import</text:span><text:span text:style-name="T2"> org.apache.hadoop.mapreduce.*; </text:span></text:p>
      <text:p text:style-name="P3"/>
      <text:p text:style-name="P2"><text:span text:style-name="T1">public</text:span><text:span text:style-name="T2"> </text:span><text:span text:style-name="T1">class</text:span><text:span text:style-name="T2"> </text:span><text:span text:style-name="T3">mapa</text:span><text:span text:style-name="T2"> </text:span><text:span text:style-name="T1">extends</text:span><text:span text:style-name="T2"> Mapper&lt;LongWritable, Text, Text, IntWritable&gt; {</text:span></text:p>
      <text:p text:style-name="P2"><text:span text:style-name="T2"><text:tab/>IntWritable </text:span><text:span text:style-name="T13">val</text:span><text:span text:style-name="T2"> = </text:span><text:span text:style-name="T1">new</text:span><text:span text:style-name="T2"> IntWritable(1);</text:span></text:p>
      <text:p text:style-name="P2"><text:span text:style-name="T2"><text:tab/></text:span><text:span text:style-name="T1">public</text:span><text:span text:style-name="T2"> </text:span><text:span text:style-name="T1">void</text:span><text:span text:style-name="T2"> map(LongWritable </text:span><text:span text:style-name="T9">key</text:span><text:span text:style-name="T2">, Text </text:span><text:span text:style-name="T9">value</text:span><text:span text:style-name="T2">, Context </text:span><text:span text:style-name="T9">context</text:span><text:span text:style-name="T2">) </text:span></text:p>
      <text:p text:style-name="P2"><text:span text:style-name="T2"><text:tab/><text:tab/><text:tab/></text:span><text:span text:style-name="T1">throws</text:span><text:span text:style-name="T2"> IOException, InterruptedException {</text:span></text:p>
      <text:p text:style-name="P2"><text:span text:style-name="T2"><text:tab/><text:tab/>String[] </text:span><text:span text:style-name="T9">str</text:span><text:span text:style-name="T2"> = </text:span><text:span text:style-name="T9">value</text:span><text:span text:style-name="T2">.toString().split(</text:span><text:span text:style-name="T8">"\\|"</text:span><text:span text:style-name="T2">);</text:span></text:p>
      <text:p text:style-name="P2"><text:span text:style-name="T2"><text:tab/><text:tab/>String </text:span><text:span text:style-name="T9">s</text:span><text:span text:style-name="T2"> = </text:span><text:span text:style-name="T9">str</text:span><text:span text:style-name="T2">[0];</text:span></text:p>
      <text:p text:style-name="P2"><text:span text:style-name="T2"><text:tab/><text:tab/>String </text:span><text:span text:style-name="T9">ss</text:span><text:span text:style-name="T2"> = </text:span><text:span text:style-name="T9">str</text:span><text:span text:style-name="T2">[1];</text:span></text:p>
      <text:p text:style-name="P2"><text:span text:style-name="T2"><text:tab/><text:tab/></text:span><text:span text:style-name="T1">if</text:span><text:span text:style-name="T2">(!(</text:span><text:span text:style-name="T9">s</text:span><text:span text:style-name="T2">.equals(</text:span><text:span text:style-name="T8">"NA"</text:span><text:span text:style-name="T2">) || </text:span><text:span text:style-name="T9">ss</text:span><text:span text:style-name="T2">.equals(</text:span><text:span text:style-name="T8">"NA"</text:span><text:span text:style-name="T2">)))</text:span></text:p>
      <text:p text:style-name="P2"><text:span text:style-name="T2"><text:tab/><text:tab/>{</text:span></text:p>
      <text:p text:style-name="P2"><text:span text:style-name="T2"><text:tab/><text:tab/></text:span><text:span text:style-name="T9">context</text:span><text:span text:style-name="T2">.write(</text:span><text:span text:style-name="T1">new</text:span><text:span text:style-name="T2"> Text(</text:span><text:span text:style-name="T9">s</text:span><text:span text:style-name="T2">), </text:span><text:span text:style-name="T13">val</text:span><text:span text:style-name="T2">);</text:span></text:p>
      <text:p text:style-name="P2"><text:span text:style-name="T2"><text:tab/><text:tab/>}</text:span></text:p>
      <text:p text:style-name="P2"><text:soft-page-break/><text:span text:style-name="T2"><text:tab/>}</text:span></text:p>
      <text:p text:style-name="P1"><text:span text:style-name="T2">}</text:span></text:p>
      <text:p text:style-name="P1"><text:span text:style-name="T2"/></text:p>
      <text:p text:style-name="P1"><text:span text:style-name="T2">//reducer</text:span></text:p>
      <text:p text:style-name="P1"><text:span text:style-name="T2"/></text:p>
      <text:p text:style-name="P1"><text:span text:style-name="T1">import</text:span><text:span text:style-name="T2"> java.io.IOException;</text:span></text:p>
      <text:p text:style-name="P2"><text:span text:style-name="T1">import</text:span><text:span text:style-name="T2"> org.apache.hadoop.io.Text;</text:span></text:p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mapreduce.Reducer;</text:span></text:p>
      <text:p text:style-name="P2"><text:span text:style-name="T1">public</text:span><text:span text:style-name="T2"> </text:span><text:span text:style-name="T1">class</text:span><text:span text:style-name="T2"> reducea </text:span><text:span text:style-name="T1">extends</text:span><text:span text:style-name="T2"> Reducer&lt;Text,IntWritable,Text, IntWritable&gt; {</text:span></text:p>
      <text:p text:style-name="P2"><text:span text:style-name="T2"><text:tab/></text:span><text:span text:style-name="T1">public</text:span><text:span text:style-name="T2"> </text:span><text:span text:style-name="T1">void</text:span><text:span text:style-name="T2"> reduce(Text </text:span><text:span text:style-name="T9">key</text:span><text:span text:style-name="T2">, Iterable&lt;IntWritable&gt; </text:span><text:span text:style-name="T10">values</text:span><text:span text:style-name="T2"> , Context </text:span><text:span text:style-name="T9">con</text:span><text:span text:style-name="T12">text</text:span><text:span text:style-name="T2">) </text:span><text:span text:style-name="T1">throws</text:span><text:span text:style-name="T2"> IOException, InterruptedException</text:span></text:p>
      <text:p text:style-name="P2"><text:span text:style-name="T2"><text:tab/>{</text:span></text:p>
      <text:p text:style-name="P2"><text:span text:style-name="T2"><text:tab/><text:tab/></text:span><text:span text:style-name="T1">int</text:span><text:span text:style-name="T2"> </text:span><text:span text:style-name="T9">count</text:span><text:span text:style-name="T2"> =0;</text:span></text:p>
      <text:p text:style-name="P2"><text:span text:style-name="T2"><text:tab/><text:tab/></text:span><text:span text:style-name="T1">for</text:span><text:span text:style-name="T2">(IntWritable </text:span><text:span text:style-name="T9">value</text:span><text:span text:style-name="T2"> : </text:span><text:span text:style-name="T11">values</text:span><text:span text:style-name="T2">)</text:span></text:p>
      <text:p text:style-name="P2"><text:span text:style-name="T2"><text:tab/><text:tab/>{</text:span></text:p>
      <text:p text:style-name="P2"><text:span text:style-name="T2"><text:tab/><text:tab/><text:tab/></text:span><text:span text:style-name="T9">count</text:span><text:span text:style-name="T2"> = </text:span><text:span text:style-name="T9">count</text:span><text:span text:style-name="T2"> + </text:span><text:span text:style-name="T9">value</text:span><text:span text:style-name="T2">.get();</text:span></text:p>
      <text:p text:style-name="P2"><text:span text:style-name="T2"><text:tab/><text:tab/>}</text:span></text:p>
      <text:p text:style-name="P2"><text:span text:style-name="T2"><text:tab/><text:tab/></text:span><text:span text:style-name="T9">con</text:span><text:span text:style-name="T12">text</text:span><text:span text:style-name="T2">.write(</text:span><text:span text:style-name="T9">key</text:span><text:span text:style-name="T2">, </text:span><text:span text:style-name="T1">new</text:span><text:span text:style-name="T2"> IntWritable(</text:span><text:span text:style-name="T9">count</text:span><text:span text:style-name="T2">));</text:span></text:p>
      <text:p text:style-name="P2"><text:span text:style-name="T2"><text:tab/>}</text:span></text:p>
      <text:p text:style-name="P3"/>
      <text:p text:style-name="P1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2:18:08.345931732</meta:creation-date>
    <dc:date>2017-03-14T22:20:26.532715339</dc:date>
    <meta:editing-duration>PT2M20S</meta:editing-duration>
    <meta:editing-cycles>1</meta:editing-cycles>
    <meta:document-statistic meta:table-count="0" meta:image-count="0" meta:object-count="0" meta:page-count="2" meta:paragraph-count="73" meta:word-count="170" meta:character-count="2329" meta:non-whitespace-character-count="2134"/>
    <meta:generator>LibreOffice/5.1.4.2$Linux_X86_64 LibreOffice_project/10m0$Build-2</meta:generator>
  </office:meta>
</office:document-meta>
</file>